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90000005C352F1929BA441D3D.png" manifest:media-type="image/png"/>
  <manifest:file-entry manifest:full-path="Pictures/1000000000000258000000607878D6D23A232F34.png" manifest:media-type="image/png"/>
  <manifest:file-entry manifest:full-path="Pictures/100000000000027E00000100EA6E3E44647118E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Изображение1" text:anchor-type="paragraph" svg:x="0.607cm" svg:y="3.466cm" svg:width="16.748cm" svg:height="2.434cm" draw:z-index="0"><draw:image xlink:href="Pictures/10000000000002790000005C352F1929BA441D3D.png" xlink:type="simple" xlink:show="embed" xlink:actuate="onLoad" loext:mime-type="image/png"/></draw:frame><draw:frame draw:style-name="fr1" draw:name="Изображение2" text:anchor-type="paragraph" svg:width="15.875cm" svg:height="2.54cm" draw:z-index="1"><draw:image xlink:href="Pictures/1000000000000258000000607878D6D23A232F34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frame draw:style-name="fr1" draw:name="Изображение3" text:anchor-type="paragraph" svg:width="16.88cm" svg:height="6.773cm" draw:z-index="2"><draw:image xlink:href="Pictures/100000000000027E00000100EA6E3E44647118E5.png" xlink:type="simple" xlink:show="embed" xlink:actuate="onLoad" loext:mime-type="image/png"/></draw:frame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3-19T01:43:53.080000000</dc:date>
    <meta:editing-duration>P1DT2H17M24S</meta:editing-duration>
    <meta:editing-cycles>1</meta:editing-cycles>
    <meta:document-statistic meta:table-count="0" meta:image-count="3" meta:object-count="0" meta:page-count="1" meta:paragraph-count="0" meta:word-count="0" meta:character-count="0" meta:non-whitespace-character-count="0"/>
  </office:meta>
</office:document-meta>
</file>